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Projekty a zadania budú odovzdávané cez github<text:tab/></text:p>
                <text:list>
                  <text:list-item>
                    <text:p>Vytvorte si dedikovaný účet, ktorý bude mať používateľské meno vo formáte: „ukf-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ôležité linky na naučenie sa gitu -</text:p>
              </text:list-item>
              <text:list-item>
                <text:p><text:a xlink:href="https://guides.github.com/introduction/git-handbook/" xlink:type="simple">https://guides.github.com/introduction/git-handbook/</text:a></text:p>
              </text:list-item>
              <text:list-item>
                <text:p>https://guides.github.com/activities/hello-world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úto prezentáciu si môžete stiahnúť z:</text:p>
                <text:list>
                  <text:list-item>
                    <text:p><text:a xlink:href="https://github.com/ukf-michalkohutek/prezentacia" xlink:type="simple">https://github.com/ukf-michalkohutek/prezentacia</text:a></text:p>
                  </text:list-item>
                  <text:list-item>
                    <text:p>git clone <text:a xlink:href="https://github.com/ukf-michalkohutek/prezentacia" xlink:type="simple">https://github.com/ukf-michalkohutek/prezentacia</text:a></text:p>
                  </text:list-item>
                </text:list>
              </text:list-item>
              <text:list-item>
                <text:p>Bude pravidelne aktualizovaná a po každom cvičení si môžete stiahnuť aktuálnu verziu príkazom „git pull“ v adresári repozitár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JavaFX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ava knižnica na tvorbu Rich Internet Applications.</text:p>
              </text:list-item>
              <text:list-item>
                <text:p>GUI sa definuje jazykom FXML</text:p>
              </text:list-item>
              <text:list-item>
                <text:p>SceneBuilder</text:p>
              </text:list-item>
              <text:list-item>
                <text:p>Swing komponenty v Swing Node triede</text:p>
              </text:list-item>
              <text:list-item>
                <text:p>Bohaté API</text:p>
              </text:list-item>
              <text:list-item>
                <text:p>Integrovaná grafická knižnica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4.167cm" svg:x="2.1cm" svg:y="14.107cm" presentation:class="notes" presentation:user-transformed="true">
            <draw:text-box>
              <text:p>Ako už pojem Rich Internet Applications napovedá, pôvodným využitím JavaFX mali byť webové aplikácie. V tomto priestore sa však omnoho výraznejšie presadila kombinácia HTML5 a JavaScriptu.</text:p>
              <text:p/>
              <text:p>GUI sa tvorí pomocou špecializovaného jazyka FXML, ktorý pripomína QML, použité v QT 5.</text:p>
              <text:p/>
              <text:p>Legacy Swing komponenty môžeme použiť pomocou Swing Node triedy</text:p>
              <text:p/>
              <text:p>JavaFX obsahuje množstvo API a komponent, ktoré môžeme použiť na tvorbu komplexných aplikácií – javafx.web, javafx.graphics, javafx.media </text:p>
              <text:p/>
              <text:p>Grafika vytvorená v JavaFX je na podporovaných GPU hardvérovo akcelerovaná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0:16:48.317156052</meta:creation-date>
    <meta:editing-duration>PT17H23M40S</meta:editing-duration>
    <meta:editing-cycles>8</meta:editing-cycles>
    <meta:generator>LibreOffice/6.0.7.3$Linux_X86_64 LibreOffice_project/00m0$Build-3</meta:generator>
    <dc:title>Impress</dc:title>
    <dc:date>2020-02-25T15:17:33.851646794</dc:date>
    <meta:document-statistic meta:object-count="62"/>
  </office:meta>
</office:document-meta>
</file>